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solid" svg:stroke-width="2.89pt" svg:stroke-color="#dd4814" draw:marker-start-width="14.43pt" draw:marker-end-width="14.43pt" draw:fill="none" draw:textarea-horizontal-align="center" draw:textarea-vertical-align="middle" fo:padding-top="1.45pt" fo:padding-bottom="1.45pt" fo:padding-left="1.45pt" fo:padding-right="1.45pt" draw:ole-draw-aspect="1"/>
    </style:style>
    <style:style style:name="gr2" style:family="graphic">
      <style:graphic-properties draw:stroke="solid" svg:stroke-width="2.89pt" svg:stroke-color="#c5000b" draw:marker-start-width="14.43pt" draw:marker-end-width="14.43pt" draw:fill="none" draw:textarea-horizontal-align="center" draw:textarea-vertical-align="middle" fo:padding-top="1.45pt" fo:padding-bottom="1.45pt" fo:padding-left="1.45pt" fo:padding-right="1.45pt" draw:ole-draw-aspect="1"/>
    </style:style>
    <style:style style:name="gr3" style:family="graphic">
      <style:graphic-properties draw:stroke="solid" svg:stroke-width="4.31pt" svg:stroke-color="#aecf00" draw:marker-start-width="18.71pt" draw:marker-end-width="18.71pt" draw:fill="none" draw:textarea-horizontal-align="center" draw:textarea-vertical-align="middle" fo:padding-top="2.15pt" fo:padding-bottom="2.15pt" fo:padding-left="2.15pt" fo:padding-right="2.15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sk 10 0" table:style-name="ta1">
        <table:shapes>
          <draw:frame draw:z-index="0" draw:style-name="gr1" draw:text-style-name="P1" svg:width="324.85pt" svg:height="196.75pt" svg:x="433.93pt" svg:y="48.36pt">
            <loext:p draw:notify-on-update-of-ranges="'Task 10 0'.C5:'Task 10 0'.C14 'Task 10 0'.D5:'Task 10 0'.D14 'Task 10 0'.E5:'Task 10 0'.E14 'Task 10 0'.F5:'Task 10 0'.F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Utilization</text:p>
          </table:table-cell>
          <table:table-cell table:style-name="ce1" office:value-type="string" calcext:value-type="string">
            <text:p>EDF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RM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2" office:value-type="float" office:value="0.9994" calcext:value-type="float">
            <text:p>0.9994</text:p>
          </table:table-cell>
          <table:table-cell office:value-type="float" office:value="0.9794" calcext:value-type="float">
            <text:p>0.9794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9892" calcext:value-type="float">
            <text:p>0.9892</text:p>
          </table:table-cell>
          <table:table-cell office:value-type="float" office:value="0.9186" calcext:value-type="float">
            <text:p>0.9186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9728" calcext:value-type="float">
            <text:p>0.9728</text:p>
          </table:table-cell>
          <table:table-cell office:value-type="float" office:value="0.9704" calcext:value-type="float">
            <text:p>0.9704</text:p>
          </table:table-cell>
          <table:table-cell office:value-type="float" office:value="0.8294" calcext:value-type="float">
            <text:p>0.8294</text:p>
          </table:table-cell>
        </table:table-row>
        <table:table-row table:style-name="ro1"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0.9318" calcext:value-type="float">
            <text:p>0.9318</text:p>
          </table:table-cell>
          <table:table-cell office:value-type="float" office:value="0.923" calcext:value-type="float">
            <text:p>0.923</text:p>
          </table:table-cell>
          <table:table-cell office:value-type="float" office:value="0.7078" calcext:value-type="float">
            <text:p>0.7078</text:p>
          </table:table-cell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table:number-columns-repeated="2"/>
          <table:table-cell office:value-type="float" office:value="0.55" calcext:value-type="float">
            <text:p>0.55</text:p>
          </table:table-cell>
          <table:table-cell office:value-type="float" office:value="0.8008" calcext:value-type="float">
            <text:p>0.8008</text:p>
          </table:table-cell>
          <table:table-cell office:value-type="float" office:value="0.7718" calcext:value-type="float">
            <text:p>0.7718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661" calcext:value-type="float">
            <text:p>0.661</text:p>
          </table:table-cell>
          <table:table-cell office:value-type="float" office:value="0.3694" calcext:value-type="float">
            <text:p>0.3694</text:p>
          </table:table-cell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5776" calcext:value-type="float">
            <text:p>0.5776</text:p>
          </table:table-cell>
          <table:table-cell office:value-type="float" office:value="0.5076" calcext:value-type="float">
            <text:p>0.5076</text:p>
          </table:table-cell>
          <table:table-cell office:value-type="float" office:value="0.2474" calcext:value-type="float">
            <text:p>0.2474</text:p>
          </table:table-cell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0.3986" calcext:value-type="float">
            <text:p>0.3986</text:p>
          </table:table-cell>
          <table:table-cell office:value-type="float" office:value="0.297" calcext:value-type="float">
            <text:p>0.297</text:p>
          </table:table-cell>
          <table:table-cell office:value-type="float" office:value="0.1214" calcext:value-type="float">
            <text:p>0.1214</text:p>
          </table:table-cell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146" calcext:value-type="float">
            <text:p>0.0146</text:p>
          </table:table-cell>
        </table:table-row>
      </table:table>
      <table:table table:name="Task 10 1" table:style-name="ta1">
        <table:shapes>
          <draw:frame draw:z-index="0" draw:style-name="gr1" draw:text-style-name="P1" svg:width="324.85pt" svg:height="196.75pt" svg:x="433.93pt" svg:y="48.36pt">
            <loext:p draw:notify-on-update-of-ranges="'Task 10 1'.C5:'Task 10 1'.C14 'Task 10 1'.D5:'Task 10 1'.D14 'Task 10 1'.E5:'Task 10 1'.E14 'Task 10 1'.F5:'Task 10 1'.F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Utilization</text:p>
          </table:table-cell>
          <table:table-cell table:style-name="ce1" office:value-type="string" calcext:value-type="string">
            <text:p>EDF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RM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35" calcext:value-type="float">
            <text:p>0.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55" calcext:value-type="float">
            <text:p>0.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65" calcext:value-type="float">
            <text:p>0.6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6" calcext:value-type="float">
            <text:p>0.9986</text:p>
          </table:table-cell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698" calcext:value-type="float">
            <text:p>0.9698</text:p>
          </table:table-cell>
          <table:table-cell office:value-type="float" office:value="0.942" calcext:value-type="float">
            <text:p>0.942</text:p>
          </table:table-cell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381" calcext:value-type="float">
            <text:p>0.381</text:p>
          </table:table-cell>
          <table:table-cell office:value-type="float" office:value="0.3158" calcext:value-type="float">
            <text:p>0.3158</text:p>
          </table:table-cell>
        </table:table-row>
      </table:table>
      <table:table table:name="Task 25 0" table:style-name="ta1">
        <table:shapes>
          <draw:frame draw:z-index="0" draw:style-name="gr2" draw:text-style-name="P1" svg:width="356.49pt" svg:height="206.96pt" svg:x="436.03pt" svg:y="47.59pt">
            <loext:p draw:notify-on-update-of-ranges="'Task 25 0'.C5:'Task 25 0'.C14 'Task 25 0'.D5:'Task 25 0'.D14 'Task 25 0'.E5:'Task 25 0'.E14 'Task 25 0'.F5:'Task 25 0'.F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Utilization</text:p>
          </table:table-cell>
          <table:table-cell table:style-name="ce1" office:value-type="string" calcext:value-type="string">
            <text:p>EDF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RM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2" office:value-type="float" office:value="0.9982" calcext:value-type="float">
            <text:p>0.9982</text:p>
          </table:table-cell>
          <table:table-cell office:value-type="float" office:value="0.9644" calcext:value-type="float">
            <text:p>0.9644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8132" calcext:value-type="float">
            <text:p>0.8132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9658" calcext:value-type="float">
            <text:p>0.9658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4174" calcext:value-type="float">
            <text:p>0.4174</text:p>
          </table:table-cell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2614" calcext:value-type="float">
            <text:p>0.2614</text:p>
          </table:table-cell>
        </table:table-row>
        <table:table-row table:style-name="ro1">
          <table:table-cell table:number-columns-repeated="2"/>
          <table:table-cell office:value-type="float" office:value="0.55" calcext:value-type="float">
            <text:p>0.55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59" calcext:value-type="float">
            <text:p>0.759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5566" calcext:value-type="float">
            <text:p>0.5566</text:p>
          </table:table-cell>
          <table:table-cell office:value-type="float" office:value="0.4652" calcext:value-type="float">
            <text:p>0.4652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0.3654" calcext:value-type="float">
            <text:p>0.3654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141" calcext:value-type="float">
            <text:p>0.141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004" calcext:value-type="float">
            <text:p>0.0004</text:p>
          </table:table-cell>
        </table:table-row>
      </table:table>
      <table:table table:name="Task 25 1" table:style-name="ta1">
        <table:shapes>
          <draw:frame draw:z-index="0" draw:style-name="gr3" draw:text-style-name="P1" svg:width="391.75pt" svg:height="211.18pt" svg:x="402.29pt" svg:y="44.11pt">
            <loext:p draw:notify-on-update-of-ranges="'Task 25 1'.C5:'Task 25 1'.C14 'Task 25 1'.D5:'Task 25 1'.D14 'Task 25 1'.E5:'Task 25 1'.E14 'Task 25 1'.F5:'Task 25 1'.F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Utilization</text:p>
          </table:table-cell>
          <table:table-cell table:style-name="ce1" office:value-type="string" calcext:value-type="string">
            <text:p>EDF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RM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35" calcext:value-type="float">
            <text:p>0.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55" calcext:value-type="float">
            <text:p>0.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65" calcext:value-type="float">
            <text:p>0.6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8" calcext:value-type="float">
            <text:p>0.9998</text:p>
          </table:table-cell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464" calcext:value-type="float">
            <text:p>0.9464</text:p>
          </table:table-cell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9568" calcext:value-type="float">
            <text:p>0.9568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1132" calcext:value-type="float">
            <text:p>0.1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21:08:13.504297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21:44:06.954432882</meta:creation-date>
    <dc:date>2018-05-14T21:15:25.541187921</dc:date>
    <meta:editing-duration>PT11H25M25S</meta:editing-duration>
    <meta:editing-cycles>15</meta:editing-cycles>
    <meta:generator>LibreOffice/5.1.6.2$Linux_X86_64 LibreOffice_project/10m0$Build-2</meta:generator>
    <meta:document-statistic meta:table-count="4" meta:cell-count="1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61cm" svg:height="6.942cm" xlink:href=".." xlink:type="simple" chart:class="chart:line" chart:style-name="ch1">
        <chart:legend chart:legend-position="end" svg:x="9.641cm" svg:y="2.674cm" style:legend-expansion="high" chart:style-name="ch2"/>
        <chart:plot-area chart:style-name="ch3" table:cell-range-address="'Task 10 0'.C5:'Task 10 0'.F14" chart:data-source-has-labels="both" svg:x="0.229cm" svg:y="0.138cm" svg:width="9.183cm" svg:height="6.666cm">
          <chartooo:coordinate-region svg:x="0.956cm" svg:y="0.338cm" svg:width="8.124cm" svg:height="5.819cm"/>
          <chart:axis chart:dimension="x" chart:name="primary-x" chart:style-name="ch4" chartooo:axis-type="auto">
            <chartooo:date-scale/>
            <chart:categories table:cell-range-address="'Task 10 0'.C5:'Task 10 0'.C14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Task 10 0'.D5:'Task 10 0'.D14" loext:label-string="edf" chart:class="chart:line">
            <chart:data-point chart:repeated="10"/>
          </chart:series>
          <chart:series chart:style-name="ch8" chart:values-cell-range-address="'Task 10 0'.E5:'Task 10 0'.E14" loext:label-string="dm" chart:class="chart:line">
            <chart:data-point chart:repeated="10"/>
          </chart:series>
          <chart:series chart:style-name="ch9" chart:values-cell-range-address="'Task 10 0'.F5:'Task 10 0'.F14" loext:label-string="rm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f</text:p>
              </table:table-cell>
              <table:table-cell office:value-type="string">
                <text:p>dm</text:p>
              </table:table-cell>
              <table:table-cell office:value-type="string">
                <text:p>rm</text:p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'Task 10 0'.C5:'Task 10 0'.C14</svg:desc>
                </draw:g>
              </table:table-cell>
              <table:table-cell office:value-type="float" office:value="0.9994">
                <text:p>0.9994</text:p>
                <draw:g>
                  <svg:desc>'Task 10 0'.D5:'Task 10 0'.D14</svg:desc>
                </draw:g>
              </table:table-cell>
              <table:table-cell office:value-type="float" office:value="0.9994">
                <text:p>0.9994</text:p>
                <draw:g>
                  <svg:desc>'Task 10 0'.E5:'Task 10 0'.E14</svg:desc>
                </draw:g>
              </table:table-cell>
              <table:table-cell office:value-type="float" office:value="0.9794">
                <text:p>0.9794</text:p>
                <draw:g>
                  <svg:desc>'Task 10 0'.F5:'Task 10 0'.F14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9894">
                <text:p>0.9894</text:p>
              </table:table-cell>
              <table:table-cell office:value-type="float" office:value="0.9892">
                <text:p>0.9892</text:p>
              </table:table-cell>
              <table:table-cell office:value-type="float" office:value="0.9186">
                <text:p>0.918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9728">
                <text:p>0.9728</text:p>
              </table:table-cell>
              <table:table-cell office:value-type="float" office:value="0.9704">
                <text:p>0.9704</text:p>
              </table:table-cell>
              <table:table-cell office:value-type="float" office:value="0.8294">
                <text:p>0.829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9318">
                <text:p>0.9318</text:p>
              </table:table-cell>
              <table:table-cell office:value-type="float" office:value="0.923">
                <text:p>0.923</text:p>
              </table:table-cell>
              <table:table-cell office:value-type="float" office:value="0.7078">
                <text:p>0.707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8816">
                <text:p>0.8816</text:p>
              </table:table-cell>
              <table:table-cell office:value-type="float" office:value="0.8682">
                <text:p>0.8682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8008">
                <text:p>0.8008</text:p>
              </table:table-cell>
              <table:table-cell office:value-type="float" office:value="0.7718">
                <text:p>0.7718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7042">
                <text:p>0.7042</text:p>
              </table:table-cell>
              <table:table-cell office:value-type="float" office:value="0.661">
                <text:p>0.661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5776">
                <text:p>0.5776</text:p>
              </table:table-cell>
              <table:table-cell office:value-type="float" office:value="0.5076">
                <text:p>0.5076</text:p>
              </table:table-cell>
              <table:table-cell office:value-type="float" office:value="0.2474">
                <text:p>0.247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3986">
                <text:p>0.3986</text:p>
              </table:table-cell>
              <table:table-cell office:value-type="float" office:value="0.297">
                <text:p>0.297</text:p>
              </table:table-cell>
              <table:table-cell office:value-type="float" office:value="0.1214">
                <text:p>0.121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1624">
                <text:p>0.1624</text:p>
              </table:table-cell>
              <table:table-cell office:value-type="float" office:value="0.0488">
                <text:p>0.0488</text:p>
              </table:table-cell>
              <table:table-cell office:value-type="float" office:value="0.0146">
                <text:p>0.01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61cm" svg:height="6.942cm" xlink:href=".." xlink:type="simple" chart:class="chart:line" chart:style-name="ch1">
        <chart:legend chart:legend-position="end" svg:x="9.641cm" svg:y="2.674cm" style:legend-expansion="high" chart:style-name="ch2"/>
        <chart:plot-area chart:style-name="ch3" table:cell-range-address="'Task 10 1'.C5:'Task 10 1'.F14" chart:data-source-has-labels="both" svg:x="0.229cm" svg:y="0.138cm" svg:width="9.183cm" svg:height="6.666cm">
          <chartooo:coordinate-region svg:x="0.956cm" svg:y="0.338cm" svg:width="8.124cm" svg:height="5.819cm"/>
          <chart:axis chart:dimension="x" chart:name="primary-x" chart:style-name="ch4" chartooo:axis-type="auto">
            <chartooo:date-scale/>
            <chart:categories table:cell-range-address="'Task 10 1'.C5:'Task 10 1'.C14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Task 10 1'.D5:'Task 10 1'.D14" loext:label-string="edf" chart:class="chart:line">
            <chart:data-point chart:repeated="10"/>
          </chart:series>
          <chart:series chart:style-name="ch8" chart:values-cell-range-address="'Task 10 1'.E5:'Task 10 1'.E14" loext:label-string="dm" chart:class="chart:line">
            <chart:data-point chart:repeated="10"/>
          </chart:series>
          <chart:series chart:style-name="ch9" chart:values-cell-range-address="'Task 10 1'.F5:'Task 10 1'.F14" loext:label-string="rm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f</text:p>
              </table:table-cell>
              <table:table-cell office:value-type="string">
                <text:p>dm</text:p>
              </table:table-cell>
              <table:table-cell office:value-type="string">
                <text:p>rm</text:p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'Task 10 1'.C5:'Task 10 1'.C14</svg:desc>
                </draw:g>
              </table:table-cell>
              <table:table-cell office:value-type="float" office:value="1">
                <text:p>1</text:p>
                <draw:g>
                  <svg:desc>'Task 10 1'.D5:'Task 10 1'.D14</svg:desc>
                </draw:g>
              </table:table-cell>
              <table:table-cell office:value-type="float" office:value="1">
                <text:p>1</text:p>
                <draw:g>
                  <svg:desc>'Task 10 1'.E5:'Task 10 1'.E14</svg:desc>
                </draw:g>
              </table:table-cell>
              <table:table-cell office:value-type="float" office:value="1">
                <text:p>1</text:p>
                <draw:g>
                  <svg:desc>'Task 10 1'.F5:'Task 10 1'.F14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86">
                <text:p>0.998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9966">
                <text:p>0.9966</text:p>
              </table:table-cell>
              <table:table-cell office:value-type="float" office:value="0.9698">
                <text:p>0.9698</text:p>
              </table:table-cell>
              <table:table-cell office:value-type="float" office:value="0.942">
                <text:p>0.94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8238">
                <text:p>0.8238</text:p>
              </table:table-cell>
              <table:table-cell office:value-type="float" office:value="0.381">
                <text:p>0.381</text:p>
              </table:table-cell>
              <table:table-cell office:value-type="float" office:value="0.3158">
                <text:p>0.31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77cm" svg:height="7.302cm" xlink:href=".." xlink:type="simple" chart:class="chart:line" chart:style-name="ch1">
        <chart:legend chart:legend-position="end" svg:x="10.757cm" svg:y="2.854cm" style:legend-expansion="high" chart:style-name="ch2"/>
        <chart:plot-area chart:style-name="ch3" table:cell-range-address="'Task 25 0'.C5:'Task 25 0'.F14" chart:data-source-has-labels="both" svg:x="0.251cm" svg:y="0.146cm" svg:width="10.255cm" svg:height="7.01cm">
          <chartooo:coordinate-region svg:x="0.978cm" svg:y="0.346cm" svg:width="9.197cm" svg:height="6.163cm"/>
          <chart:axis chart:dimension="x" chart:name="primary-x" chart:style-name="ch4" chartooo:axis-type="auto">
            <chartooo:date-scale/>
            <chart:categories table:cell-range-address="'Task 25 0'.C5:'Task 25 0'.C14"/>
            <chart:grid chart:style-name="ch5" chart:class="maj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Task 25 0'.D5:'Task 25 0'.D14" loext:label-string="edf" chart:class="chart:line">
            <chart:data-point chart:repeated="10"/>
          </chart:series>
          <chart:series chart:style-name="ch8" chart:values-cell-range-address="'Task 25 0'.E5:'Task 25 0'.E14" loext:label-string="dm" chart:class="chart:line">
            <chart:data-point chart:repeated="10"/>
          </chart:series>
          <chart:series chart:style-name="ch9" chart:values-cell-range-address="'Task 25 0'.F5:'Task 25 0'.F14" loext:label-string="rm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f</text:p>
              </table:table-cell>
              <table:table-cell office:value-type="string">
                <text:p>dm</text:p>
              </table:table-cell>
              <table:table-cell office:value-type="string">
                <text:p>rm</text:p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'Task 25 0'.C5:'Task 25 0'.C14</svg:desc>
                </draw:g>
              </table:table-cell>
              <table:table-cell office:value-type="float" office:value="0.9982">
                <text:p>0.9982</text:p>
                <draw:g>
                  <svg:desc>'Task 25 0'.D5:'Task 25 0'.D14</svg:desc>
                </draw:g>
              </table:table-cell>
              <table:table-cell office:value-type="float" office:value="0.9982">
                <text:p>0.9982</text:p>
                <draw:g>
                  <svg:desc>'Task 25 0'.E5:'Task 25 0'.E14</svg:desc>
                </draw:g>
              </table:table-cell>
              <table:table-cell office:value-type="float" office:value="0.9644">
                <text:p>0.9644</text:p>
                <draw:g>
                  <svg:desc>'Task 25 0'.F5:'Task 25 0'.F14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9898">
                <text:p>0.9898</text:p>
              </table:table-cell>
              <table:table-cell office:value-type="float" office:value="0.9894">
                <text:p>0.9894</text:p>
              </table:table-cell>
              <table:table-cell office:value-type="float" office:value="0.8132">
                <text:p>0.813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9674">
                <text:p>0.9674</text:p>
              </table:table-cell>
              <table:table-cell office:value-type="float" office:value="0.9658">
                <text:p>0.9658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9254">
                <text:p>0.9254</text:p>
              </table:table-cell>
              <table:table-cell office:value-type="float" office:value="0.9202">
                <text:p>0.9202</text:p>
              </table:table-cell>
              <table:table-cell office:value-type="float" office:value="0.4174">
                <text:p>0.417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8694">
                <text:p>0.8694</text:p>
              </table:table-cell>
              <table:table-cell office:value-type="float" office:value="0.8528">
                <text:p>0.8528</text:p>
              </table:table-cell>
              <table:table-cell office:value-type="float" office:value="0.2614">
                <text:p>0.261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7872">
                <text:p>0.7872</text:p>
              </table:table-cell>
              <table:table-cell office:value-type="float" office:value="0.759">
                <text:p>0.759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844">
                <text:p>0.6844</text:p>
              </table:table-cell>
              <table:table-cell office:value-type="float" office:value="0.6336">
                <text:p>0.6336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5566">
                <text:p>0.5566</text:p>
              </table:table-cell>
              <table:table-cell office:value-type="float" office:value="0.4652">
                <text:p>0.4652</text:p>
              </table:table-cell>
              <table:table-cell office:value-type="float" office:value="0.0342">
                <text:p>0.034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3654">
                <text:p>0.3654</text:p>
              </table:table-cell>
              <table:table-cell office:value-type="float" office:value="0.2522">
                <text:p>0.2522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141">
                <text:p>0.141</text:p>
              </table:table-cell>
              <table:table-cell office:value-type="float" office:value="0.0136">
                <text:p>0.0136</text:p>
              </table:table-cell>
              <table:table-cell office:value-type="float" office:value="0.0004">
                <text:p>0.00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821cm" svg:height="7.451cm" xlink:href=".." xlink:type="simple" chart:class="chart:line" chart:style-name="ch1">
        <chart:legend chart:legend-position="end" svg:x="12.001cm" svg:y="2.928cm" style:legend-expansion="high" chart:style-name="ch2"/>
        <chart:plot-area chart:style-name="ch3" table:cell-range-address="'Task 25 1'.C5:'Task 25 1'.F14" chart:data-source-has-labels="both" svg:x="0.276cm" svg:y="0.149cm" svg:width="11.449cm" svg:height="7.153cm">
          <chartooo:coordinate-region svg:x="1.003cm" svg:y="0.349cm" svg:width="10.391cm" svg:height="6.306cm"/>
          <chart:axis chart:dimension="x" chart:name="primary-x" chart:style-name="ch4" chartooo:axis-type="auto">
            <chartooo:date-scale/>
            <chart:categories table:cell-range-address="'Task 25 1'.C5:'Task 25 1'.C14"/>
            <chart:grid chart:style-name="ch5" chart:class="maj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Task 25 1'.D5:'Task 25 1'.D14" loext:label-string="edf" chart:class="chart:line">
            <chart:data-point chart:repeated="10"/>
          </chart:series>
          <chart:series chart:style-name="ch8" chart:values-cell-range-address="'Task 25 1'.E5:'Task 25 1'.E14" loext:label-string="dm" chart:class="chart:line">
            <chart:data-point chart:repeated="10"/>
          </chart:series>
          <chart:series chart:style-name="ch9" chart:values-cell-range-address="'Task 25 1'.F5:'Task 25 1'.F14" loext:label-string="rm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f</text:p>
              </table:table-cell>
              <table:table-cell office:value-type="string">
                <text:p>dm</text:p>
              </table:table-cell>
              <table:table-cell office:value-type="string">
                <text:p>rm</text:p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'Task 25 1'.C5:'Task 25 1'.C14</svg:desc>
                </draw:g>
              </table:table-cell>
              <table:table-cell office:value-type="float" office:value="1">
                <text:p>1</text:p>
                <draw:g>
                  <svg:desc>'Task 25 1'.D5:'Task 25 1'.D14</svg:desc>
                </draw:g>
              </table:table-cell>
              <table:table-cell office:value-type="float" office:value="1">
                <text:p>1</text:p>
                <draw:g>
                  <svg:desc>'Task 25 1'.E5:'Task 25 1'.E14</svg:desc>
                </draw:g>
              </table:table-cell>
              <table:table-cell office:value-type="float" office:value="1">
                <text:p>1</text:p>
                <draw:g>
                  <svg:desc>'Task 25 1'.F5:'Task 25 1'.F14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464">
                <text:p>0.946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568">
                <text:p>0.9568</text:p>
              </table:table-cell>
              <table:table-cell office:value-type="float" office:value="0.2004">
                <text:p>0.2004</text:p>
              </table:table-cell>
              <table:table-cell office:value-type="float" office:value="0.1132">
                <text:p>0.11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